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69a6" officeooo:paragraph-rsid="001e69a6"/>
    </style:style>
    <style:style style:name="P2" style:family="paragraph" style:parent-style-name="Standard">
      <style:text-properties officeooo:rsid="001efb24" officeooo:paragraph-rsid="001efb24"/>
    </style:style>
    <style:style style:name="P3" style:family="paragraph" style:parent-style-name="Standard">
      <style:text-properties officeooo:paragraph-rsid="001efb24"/>
    </style:style>
    <style:style style:name="P4" style:family="paragraph" style:parent-style-name="Standard">
      <style:text-properties officeooo:rsid="001f07d7" officeooo:paragraph-rsid="001f07d7"/>
    </style:style>
    <style:style style:name="P5" style:family="paragraph" style:parent-style-name="Standard">
      <style:text-properties officeooo:rsid="001f07d7" officeooo:paragraph-rsid="001f07d7"/>
    </style:style>
    <style:style style:name="P6" style:family="paragraph" style:parent-style-name="Standard">
      <style:text-properties officeooo:rsid="0023592d" officeooo:paragraph-rsid="0023592d"/>
    </style:style>
    <style:style style:name="P7" style:family="paragraph" style:parent-style-name="Standard">
      <style:text-properties officeooo:rsid="0023592d" officeooo:paragraph-rsid="0027450a"/>
    </style:style>
    <style:style style:name="P8" style:family="paragraph" style:parent-style-name="Standard">
      <style:text-properties officeooo:rsid="0023592d" officeooo:paragraph-rsid="0027bab4"/>
    </style:style>
    <style:style style:name="T1" style:family="text">
      <style:text-properties officeooo:rsid="001efb24"/>
    </style:style>
    <style:style style:name="T2" style:family="text">
      <style:text-properties officeooo:rsid="001f07d7"/>
    </style:style>
    <style:style style:name="T3"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span text:style-name="T3">Explain</text:span> <text:span text:style-name="T3">complex</text:span> <text:span text:style-name="T3">concept</text:span> <text:span text:style-name="T3">to</text:span> <text:span text:style-name="T3">a</text:span> <text:span text:style-name="T3">fifth</text:span> <text:span text:style-name="T3">grader</text:span> <text:span text:style-name="T3">with</text:span> <text:span text:style-name="T3">using</text:span> <text:span text:style-name="T3">a</text:span> <text:span text:style-name="T3">language</text:span> <text:span text:style-name="T3">a</text:span> <text:span text:style-name="T3">fifth</text:span> <text:span text:style-name="T3">grader</text:span> <text:span text:style-name="T3">would</text:span> <text:span text:style-name="T3">understand.</text:span> <text:span text:style-name="T3">Q:</text:span> <text:span text:style-name="T3">What</text:span> <text:span text:style-name="T3">is</text:span> <text:span text:style-name="T3">an</text:span> <text:span text:style-name="T3">algorithm?</text:span> <text:span text:style-name="T3">A:</text:span> <text:span text:style-name="T3">Algorithm</text:span> <text:span text:style-name="T3">is</text:span> <text:span text:style-name="T3">a</text:span> <text:span text:style-name="T3">set</text:span> <text:span text:style-name="T3">of</text:span> <text:span text:style-name="T3">instructions</text:span> <text:span text:style-name="T3">that</text:span> <text:span text:style-name="T3">tell</text:span> <text:span text:style-name="T3">you</text:span> <text:span text:style-name="T3">how</text:span> <text:span text:style-name="T3">to</text:span> <text:span text:style-name="T3">solve</text:span> <text:span text:style-name="T3">a</text:span> <text:span text:style-name="T3">problem.</text:span> <text:span text:style-name="T3">Q:</text:span> <text:span text:style-name="T3">What</text:span> <text:span text:style-name="T3">is</text:span> <text:span text:style-name="T3">the</text:span> <text:span text:style-name="T3">difference</text:span> <text:span text:style-name="T3">between</text:span> <text:span text:style-name="T3">an</text:span> <text:span text:style-name="T3">algorithm</text:span> <text:span text:style-name="T3">and</text:span> <text:span text:style-name="T3">a</text:span> <text:span text:style-name="T3">recipe?</text:span> <text:span text:style-name="T3">A:</text:span> <text:span text:style-name="T3">A</text:span> <text:span text:style-name="T3">recipe</text:span> <text:span text:style-name="T3">tells</text:span> <text:span text:style-name="T3">you</text:span> <text:span text:style-name="T3">how</text:span> <text:span text:style-name="T3">to</text:span> <text:span text:style-name="T3">make</text:span> <text:span text:style-name="T3">something,</text:span> <text:span text:style-name="T3">while</text:span> <text:span text:style-name="T3">an</text:span> <text:span text:style-name="T3">algorithm</text:span> <text:span text:style-name="T3">tells</text:span> <text:span text:style-name="T3">you</text:span> <text:span text:style-name="T3">how</text:span> <text:span text:style-name="T3">to</text:span> <text:span text:style-name="T3">do</text:span> <text:span text:style-name="T3">something.</text:span> <text:span text:style-name="T3">Q:</text:span> <text:span text:style-name="T3">What</text:span> <text:span text:style-name="T3">is</text:span> <text:span text:style-name="T3">the</text:span> <text:span text:style-name="T3">difference</text:span> <text:span text:style-name="T3">between</text:span> <text:span text:style-name="T3">an</text:span> <text:span text:style-name="T3">algorithm</text:span> <text:span text:style-name="T3">and</text:span> <text:span text:style-name="T3">a</text:span> <text:span text:style-name="T3">flowchart?</text:span> <text:span text:style-name="T3">A:</text:span> <text:span text:style-name="T3">An</text:span> <text:span text:style-name="T3">algorithm</text:span> <text:span text:style-name="T3">is</text:span> <text:span text:style-name="T3">more</text:span> <text:span text:style-name="T3">general</text:span> <text:span text:style-name="T3">than</text:span> <text:span text:style-name="T3">a</text:span> <text:span text:style-name="T3">flowchart.</text:span> <text:span text:style-name="T3">It</text:span> <text:span text:style-name="T3">doesn</text:span>’<text:span text:style-name="T3">t</text:span> <text:span text:style-name="T3">tell</text:span> <text:span text:style-name="T3">you</text:span> <text:span text:style-name="T3">exactly</text:span> <text:span text:style-name="T3">what</text:span> <text:span text:style-name="T3">to</text:span> <text:span text:style-name="T3">do</text:span> <text:span text:style-name="T3">at</text:span> <text:span text:style-name="T3">every</text:span> <text:span text:style-name="T3">step,</text:span> <text:span text:style-name="T3">but</text:span> <text:span text:style-name="T3">it</text:span> <text:span text:style-name="T3">tells</text:span> <text:span text:style-name="T3">you</text:span> <text:span text:style-name="T3">what</text:span> <text:span text:style-name="T3">steps</text:span> <text:span text:style-name="T3">to</text:span> <text:span text:style-name="T3">take</text:span> <text:span text:style-name="T3">in</text:span> <text:span text:style-name="T3">general.</text:span> <text:span text:style-name="T3">A</text:span> <text:span text:style-name="T3">flowchart</text:span> <text:span text:style-name="T3">is</text:span> <text:span text:style-name="T3">more</text:span> <text:span text:style-name="T3">specific</text:span> <text:span text:style-name="T3">than</text:span> <text:span text:style-name="T3">an</text:span> <text:span text:style-name="T3">algorithm,</text:span> <text:span text:style-name="T3">because</text:span> <text:span text:style-name="T3">it</text:span> <text:span text:style-name="T3">tells</text:span> <text:span text:style-name="T3">you</text:span> <text:span text:style-name="T3">exactly</text:span> <text:span text:style-name="T3">what</text:span> <text:span text:style-name="T3">to</text:span> <text:span text:style-name="T3">do</text:span> <text:span text:style-name="T3">at</text:span> <text:span text:style-name="T3">every</text:span> <text:span text:style-name="T3">step.</text:span> <text:span text:style-name="T3">Q:</text:span> <text:span text:style-name="T3">What</text:span> <text:span text:style-name="T3">is</text:span> <text:span text:style-name="T3">the</text:span> <text:span text:style-name="T3">difference</text:span> <text:span text:style-name="T3">between</text:span> <text:span text:style-name="T3">an</text:span> <text:span text:style-name="T3">algorithm</text:span> <text:span text:style-name="T3">and</text:span> <text:span text:style-name="T3">a</text:span> <text:span text:style-name="T3">program?</text:span> <text:span text:style-name="T3">A:</text:span> <text:span text:style-name="T3">An</text:span> <text:span text:style-name="T3">algorithm</text:span> <text:span text:style-name="T3">is</text:span> <text:span text:style-name="T3">a</text:span> <text:span text:style-name="T3">set</text:span> <text:span text:style-name="T3">of</text:span> <text:span text:style-name="T3">instructions</text:span> <text:span text:style-name="T3">for</text:span> <text:span text:style-name="T3">solving</text:span> <text:span text:style-name="T3">a</text:span> <text:span text:style-name="T3">problem,</text:span> <text:span text:style-name="T3">while</text:span> <text:span text:style-name="T3">a</text:span> <text:span text:style-name="T3">program</text:span> <text:span text:style-name="T3">is</text:span> <text:span text:style-name="T3">the</text:span> <text:span text:style-name="T3">actual</text:span> <text:span text:style-name="T3">code</text:span> <text:span text:style-name="T3">that</text:span> <text:span text:style-name="T3">implements</text:span> <text:span text:style-name="T3">those</text:span> <text:span text:style-name="T3">instructions.</text:span> <text:span text:style-name="T3">For</text:span> <text:span text:style-name="T3">example,</text:span> <text:span text:style-name="T3">if</text:span> <text:span text:style-name="T3">I</text:span> <text:span text:style-name="T3">tell</text:span> <text:span text:style-name="T3">you</text:span> <text:span text:style-name="T3">that</text:span> <text:span text:style-name="T3">I</text:span> <text:span text:style-name="T3">want</text:span> <text:span text:style-name="T3">you</text:span> <text:span text:style-name="T3">to</text:span> <text:span text:style-name="T3">write</text:span> <text:span text:style-name="T3">me</text:span> <text:span text:style-name="T3">an</text:span> <text:span text:style-name="T3">algorithm</text:span> <text:span text:style-name="T3">for</text:span> <text:span text:style-name="T3">finding</text:span> <text:span text:style-name="T3">the</text:span> <text:span text:style-name="T3">largest</text:span> <text:span text:style-name="T3">number</text:span> <text:span text:style-name="T3">in</text:span> <text:span text:style-name="T3">an</text:span> <text:span text:style-name="T3">array,</text:span> <text:span text:style-name="T3">then</text:span> <text:span text:style-name="T3">your</text:span> <text:span text:style-name="T3">algorithm</text:span> <text:span text:style-name="T3">might</text:span> <text:span text:style-name="T3">look</text:span> <text:span text:style-name="T3">like</text:span> <text:span text:style-name="T3">this:</text:span> <text:span text:style-name="T3">If</text:span> <text:span text:style-name="T3">I</text:span> <text:span text:style-name="T3">then</text:span> <text:span text:style-name="T3">give</text:span> <text:span text:style-name="T3">you</text:span> <text:span text:style-name="T3">some</text:span> <text:span text:style-name="T3">code</text:span> <text:span text:style-name="T3">that</text:span> <text:span text:style-name="T3">implements</text:span> <text:span text:style-name="T3">this</text:span></text:p>
      <text:p text:style-name="P1"/>
      <text:p text:style-name="P1"/>
      <text:p text:style-name="P1">CS-</text:p>
      <text:p text:style-name="P1">Explaining a complex concept to a fifth grader using a language a fifth grader would understand.</text:p>
      <text:p text:style-name="P1"/>
      <text:p text:style-name="P1">Q: What is an algorithm?</text:p>
      <text:p text:style-name="P1">A: An algorithm is a fancy to-do list for a computer. Algorithms take in zero or more inputs and give back one or more output. </text:p>
      <text:p text:style-name="P1"/>
      <text:p text:style-name="P1">A recipe is a good example of an algorithm because it tells you what you need to do step by step. It takes inputs (ingredients) and produces an output (the complete dish <text:s/>).</text:p>
      <text:p text:style-name="P1"/>
      <text:p text:style-name="P1"/>
      <text:p text:style-name="P2">Q: Data structure ?</text:p>
      <text:p text:style-name="P3"><text:span text:style-name="T1">A: </text:span>In <text:span text:style-name="T2">computer science</text:span>, a <text:span text:style-name="T3">data structure</text:span> is the organization of and implementing of values and <text:span text:style-name="T2">information</text:span>. Where data structures are different from abstract data types is in the way they are used. Data structures are the implementations of abstract data types in a concrete and physical setting using <text:span text:style-name="T2">algorithms </text:span>in the implementation process.</text:p>
      <text:p text:style-name="P3"><text:s/></text:p>
      <text:p text:style-name="P4">Different types of data structure – 1)linked list -boogies of the train are linked using links</text:p>
      <text:p text:style-name="P4">2) Tree- hanger is a root with four children, each of which have child node which are leaves of the tree.</text:p>
      <text:p text:style-name="P4"/>
      <text:p text:style-name="P4"/>
      <text:p text:style-name="P4"/>
      <text:p text:style-name="P4"/>
      <text:p text:style-name="P4"><text:span text:style-name="T3">Explain</text:span> <text:span text:style-name="T3">a</text:span> <text:span text:style-name="T3">complex</text:span> <text:span text:style-name="T3">topic</text:span> <text:span text:style-name="T3">or</text:span> <text:span text:style-name="T3">concept</text:span> <text:span text:style-name="T3">to</text:span> <text:span text:style-name="T3">a</text:span> <text:span text:style-name="T3">fifth</text:span> <text:span text:style-name="T3">grader</text:span> <text:span text:style-name="T3">with</text:span> <text:span text:style-name="T3">real</text:span> <text:span text:style-name="T3">life</text:span> <text:span text:style-name="T3">example</text:span> <text:span text:style-name="T3">using</text:span> <text:span text:style-name="T3">a</text:span> <text:span text:style-name="T3">language</text:span> <text:span text:style-name="T3">a</text:span> <text:span text:style-name="T3">fifth</text:span> <text:span text:style-name="T3">grader</text:span> <text:span text:style-name="T3">would</text:span> <text:span text:style-name="T3">understand</text:span> <text:span text:style-name="T3">:</text:span> <text:span text:style-name="T3">"""""</text:span> <text:span text:style-name="T3">Q:</text:span> <text:span text:style-name="T3">Explain</text:span> <text:span text:style-name="T3">fibonnaci</text:span> <text:span text:style-name="T3">?</text:span> <text:span text:style-name="T3">A:</text:span> <text:span text:style-name="T3">A</text:span> <text:span text:style-name="T3">man</text:span> <text:span text:style-name="T3">named</text:span> <text:span text:style-name="T3">Fibonnaci</text:span> <text:span text:style-name="T3">came</text:span> <text:span text:style-name="T3">up</text:span> <text:span text:style-name="T3">with</text:span> <text:span text:style-name="T3">a</text:span> <text:span text:style-name="T3">series</text:span> <text:span text:style-name="T3">of</text:span> <text:span text:style-name="T3">numbers</text:span> <text:span text:style-name="T3">that</text:span> <text:span text:style-name="T3">starts</text:span> <text:span text:style-name="T3">with</text:span> <text:span text:style-name="T3">0</text:span> <text:span text:style-name="T3">and</text:span> <text:span text:style-name="T3">1</text:span> <text:span text:style-name="T3">and</text:span> <text:span text:style-name="T3">then</text:span> <text:span text:style-name="T3">goes</text:span> <text:span text:style-name="T3">on</text:span> <text:span text:style-name="T3">to</text:span> <text:span text:style-name="T3">the</text:span> <text:span text:style-name="T3">next</text:span> <text:span text:style-name="T3">number</text:span> <text:span text:style-name="T3">in</text:span> <text:span text:style-name="T3">the</text:span> <text:span text:style-name="T3">series</text:span> <text:span text:style-name="T3">by</text:span> <text:span text:style-name="T3">adding</text:span> <text:span text:style-name="T3">the</text:span> <text:span text:style-name="T3">two</text:span> <text:span text:style-name="T3">numbers</text:span> <text:span text:style-name="T3">before</text:span> <text:span text:style-name="T3">it.</text:span> <text:span text:style-name="T3">Q:</text:span> <text:span text:style-name="T3">Explain</text:span> <text:span text:style-name="T3">what</text:span> <text:span text:style-name="T3">is</text:span> <text:span text:style-name="T3">a</text:span> <text:span text:style-name="T3">prime</text:span> <text:span text:style-name="T3">number?</text:span> <text:span text:style-name="T3">A:</text:span> <text:span text:style-name="T3">A</text:span> <text:span text:style-name="T3">prime</text:span> <text:span text:style-name="T3">number</text:span> <text:span text:style-name="T3">is</text:span> <text:span text:style-name="T3">a</text:span> <text:span text:style-name="T3">number</text:span></text:p>
      <text:p text:style-name="P4"/>
      <text:p text:style-name="P6">problems- need a more detail task description and </text:p>
      <text:p text:style-name="P6"><text:tab/><text:tab/>need format the answer </text:p>
      <text:p text:style-name="P6"/>
      <text:p text:style-name="P6"/>
      <text:p text:style-name="P6"><text:span text:style-name="T3"/></text:p>
      <text:p text:style-name="P6"><text:span text:style-name="T3"/></text:p>
      <text:p text:style-name="P6"><text:soft-page-break/><text:span text:style-name="T3">Explain</text:span> <text:span text:style-name="T3">a</text:span> <text:span text:style-name="T3">complex</text:span> <text:span text:style-name="T3">topic</text:span> <text:span text:style-name="T3">or</text:span> <text:span text:style-name="T3">concept</text:span> <text:span text:style-name="T3">to</text:span> <text:span text:style-name="T3">a</text:span> <text:span text:style-name="T3">fifth</text:span> <text:span text:style-name="T3">grader</text:span> <text:span text:style-name="T3">with</text:span> <text:span text:style-name="T3">real</text:span> <text:span text:style-name="T3">life</text:span> <text:span text:style-name="T3">example</text:span> <text:span text:style-name="T3">using</text:span> <text:span text:style-name="T3">a</text:span> <text:span text:style-name="T3">language</text:span> <text:span text:style-name="T3">a</text:span> <text:span text:style-name="T3">fifth</text:span> <text:span text:style-name="T3">grader</text:span> <text:span text:style-name="T3">would</text:span> <text:span text:style-name="T3">understand.</text:span> <text:span text:style-name="T3">""""</text:span> <text:span text:style-name="T3">Q:Explain</text:span> <text:span text:style-name="T3">lcm</text:span> <text:span text:style-name="T3">with</text:span> <text:span text:style-name="T3">example</text:span> <text:span text:style-name="T3">A:</text:span> <text:span text:style-name="T3">"Let's</text:span> <text:span text:style-name="T3">take</text:span> <text:span text:style-name="T3">an</text:span> <text:span text:style-name="T3">example</text:span> <text:span text:style-name="T3">to</text:span> <text:span text:style-name="T3">understand</text:span> <text:span text:style-name="T3">this.</text:span> <text:span text:style-name="T3">Suppose</text:span> <text:span text:style-name="T3">we</text:span> <text:span text:style-name="T3">have</text:span> <text:span text:style-name="T3">two</text:span> <text:span text:style-name="T3">numbers,</text:span> <text:span text:style-name="T3">say</text:span> <text:span text:style-name="T3">6</text:span> <text:span text:style-name="T3">and</text:span> <text:span text:style-name="T3">8.</text:span> <text:span text:style-name="T3">The</text:span> <text:span text:style-name="T3">product</text:span> <text:span text:style-name="T3">of</text:span> <text:span text:style-name="T3">these</text:span> <text:span text:style-name="T3">two</text:span> <text:span text:style-name="T3">numbers</text:span> <text:span text:style-name="T3">is</text:span> <text:span text:style-name="T3">48,</text:span> <text:span text:style-name="T3">so</text:span> <text:span text:style-name="T3">lcm</text:span> <text:span text:style-name="T3">of</text:span> <text:span text:style-name="T3">6</text:span> <text:span text:style-name="T3">and</text:span> <text:span text:style-name="T3">8</text:span> <text:span text:style-name="T3">must</text:span> <text:span text:style-name="T3">be</text:span> <text:span text:style-name="T3">48.</text:span> <text:span text:style-name="T3">Now</text:span> <text:span text:style-name="T3">let's</text:span> <text:span text:style-name="T3">try</text:span> <text:span text:style-name="T3">to</text:span> <text:span text:style-name="T3">find</text:span> <text:span text:style-name="T3">the</text:span> <text:span text:style-name="T3">least</text:span> <text:span text:style-name="T3">common</text:span> <text:span text:style-name="T3">multiple</text:span> <text:span text:style-name="T3">of</text:span> <text:span text:style-name="T3">6</text:span> <text:span text:style-name="T3">and</text:span> <text:span text:style-name="T3">8.</text:span> <text:span text:style-name="T3">6</text:span> <text:span text:style-name="T3">has</text:span> <text:span text:style-name="T3">no</text:span> <text:span text:style-name="T3">common</text:span> <text:span text:style-name="T3">multiple</text:span> <text:span text:style-name="T3">with</text:span> <text:span text:style-name="T3">8.</text:span> <text:span text:style-name="T3">8</text:span> <text:span text:style-name="T3">has</text:span> <text:span text:style-name="T3">a</text:span> <text:span text:style-name="T3">common</text:span> <text:span text:style-name="T3">multiple</text:span> <text:span text:style-name="T3">with</text:span> <text:span text:style-name="T3">6,</text:span> <text:span text:style-name="T3">that</text:span> <text:span text:style-name="T3">is</text:span> <text:span text:style-name="T3">24.</text:span> <text:span text:style-name="T3">So,</text:span> <text:span text:style-name="T3">the</text:span> Q:</text:p>
      <text:p text:style-name="P6"/>
      <text:p text:style-name="P6"/>
      <text:p text:style-name="P6"/>
      <text:p text:style-name="P6"/>
      <text:p text:style-name="P7"><text:span text:style-name="T3">Explain</text:span> <text:span text:style-name="T3">a</text:span> <text:span text:style-name="T3">complex</text:span> <text:span text:style-name="T3">topic</text:span> <text:span text:style-name="T3">or</text:span> <text:span text:style-name="T3">concept</text:span> <text:span text:style-name="T3">to</text:span> <text:span text:style-name="T3">a</text:span> <text:span text:style-name="T3">fifth</text:span> <text:span text:style-name="T3">grader</text:span> <text:span text:style-name="T3">with</text:span> <text:span text:style-name="T3">real</text:span> <text:span text:style-name="T3">life</text:span> <text:span text:style-name="T3">example</text:span> <text:span text:style-name="T3">using</text:span> <text:span text:style-name="T3">a</text:span> <text:span text:style-name="T3">language</text:span> <text:span text:style-name="T3">a</text:span> <text:span text:style-name="T3">fifth</text:span> <text:span text:style-name="T3">grader</text:span> <text:span text:style-name="T3">would</text:span> <text:span text:style-name="T3">understand.</text:span> <text:span text:style-name="T3">""""</text:span> </text:p>
      <text:p text:style-name="P7"/>
      <text:p text:style-name="P7"><text:span text:style-name="T3">Q:Quantum</text:span> <text:span text:style-name="T3">mechanics.</text:span> </text:p>
      <text:p text:style-name="P7"><text:span text:style-name="T3">A:Quantum</text:span> <text:span text:style-name="T3">mechanics</text:span> <text:span text:style-name="T3">is</text:span> <text:span text:style-name="T3">something</text:span> <text:span text:style-name="T3">that</text:span> <text:span text:style-name="T3">I</text:span> <text:span text:style-name="T3">know</text:span> <text:span text:style-name="T3">something</text:span> <text:span text:style-name="T3">about.</text:span> <text:span text:style-name="T3">It's</text:span> <text:span text:style-name="T3">a</text:span> <text:span text:style-name="T3">little</text:span> <text:span text:style-name="T3">complicated</text:span> <text:span text:style-name="T3">to</text:span> <text:span text:style-name="T3">explain</text:span> <text:span text:style-name="T3">to</text:span> <text:span text:style-name="T3">a</text:span> <text:span text:style-name="T3">fifth</text:span> <text:span text:style-name="T3">grader,</text:span> <text:span text:style-name="T3">so</text:span> <text:span text:style-name="T3">let</text:span> <text:span text:style-name="T3">me</text:span> <text:span text:style-name="T3">tell</text:span> <text:span text:style-name="T3">you</text:span> <text:span text:style-name="T3">a</text:span> <text:span text:style-name="T3">story.</text:span> </text:p>
      <text:p text:style-name="P7"><text:span text:style-name="T3"/></text:p>
      <text:p text:style-name="P8"><text:span text:style-name="T3">Q:Some</text:span> <text:span text:style-name="T3">background</text:span> <text:span text:style-name="T3">on</text:span> <text:span text:style-name="T3">you</text:span> <text:span text:style-name="T3">and</text:span> <text:span text:style-name="T3">your</text:span> <text:span text:style-name="T3">relationship</text:span> <text:span text:style-name="T3">with</text:span> <text:span text:style-name="T3">the</text:span> <text:span text:style-name="T3">fifth</text:span> <text:span text:style-name="T3">grader.</text:span> </text:p>
      <text:p text:style-name="P8"><text:span text:style-name="T3">A:My</text:span> <text:span text:style-name="T3">name</text:span> <text:span text:style-name="T3">is</text:span> <text:span text:style-name="T3">Dave.</text:span> <text:span text:style-name="T3">I'm</text:span> <text:span text:style-name="T3">a</text:span> <text:span text:style-name="T3">fifth</text:span> <text:span text:style-name="T3">grade</text:span> <text:span text:style-name="T3">teacher.</text:span> <text:span text:style-name="T3">The</text:span> <text:span text:style-name="T3">fifth</text:span> <text:span text:style-name="T3">grader</text:span> <text:span text:style-name="T3">I'm</text:span> <text:span text:style-name="T3">talking</text:span> <text:span text:style-name="T3">to</text:span> <text:span text:style-name="T3">is</text:span> <text:span text:style-name="T3">named</text:span> <text:span text:style-name="T3">Joe.</text:span> <text:span text:style-name="T3">Joe</text:span> <text:span text:style-name="T3">is</text:span> <text:span text:style-name="T3">in</text:span> <text:span text:style-name="T3">my</text:span> <text:span text:style-name="T3">class.</text:span> <text:span text:style-name="T3">Joe</text:span> <text:span text:style-name="T3">is</text:span> <text:span text:style-name="T3">a</text:span> <text:span text:style-name="T3">smart</text:span> <text:span text:style-name="T3">kid.</text:span> <text:span text:style-name="T3">He's</text:span> <text:span text:style-name="T3">one</text:span> <text:span text:style-name="T3">of</text:span> <text:span text:style-name="T3">the</text:span> <text:span text:style-name="T3">top</text:span> <text:span text:style-name="T3">kids</text:span> <text:span text:style-name="T3">in</text:span> <text:span text:style-name="T3">the</text:span> <text:span text:style-name="T3">class.</text:span> <text:span text:style-name="T3">Joe</text:span> <text:span text:style-name="T3">and</text:span> <text:span text:style-name="T3">I</text:span> <text:span text:style-name="T3">like</text:span> <text:span text:style-name="T3">to</text:span> <text:span text:style-name="T3">play</text:span> <text:span text:style-name="T3">basketball</text:span> <text:span text:style-name="T3">together.</text:span> <text:span text:style-name="T3">I'm</text:span> <text:span text:style-name="T3">really</text:span> <text:span text:style-name="T3">good</text:span> <text:span text:style-name="T3">at</text:span> <text:span text:style-name="T3">basketball.</text:span> <text:span text:style-name="T3">Joe</text:span> <text:span text:style-name="T3">is</text:span> <text:span text:style-name="T3">pretty</text:span> <text:span text:style-name="T3">good</text:span> <text:span text:style-name="T3">too,</text:span> <text:span text:style-name="T3">but</text:span> <text:span text:style-name="T3">he</text:span> <text:span text:style-name="T3">has</text:span> <text:span text:style-name="T3">trouble</text:span> <text:span text:style-name="T3">figuring</text:span> <text:span text:style-name="T3">out</text:span> <text:span text:style-name="T3">what</text:span> <text:span text:style-name="T3">to</text:span> <text:span text:style-name="T3">do</text:span> <text:span text:style-name="T3">if</text:span> <text:span text:style-name="T3">I'm</text:span> <text:span text:style-name="T3">double-teaming</text:span> <text:span text:style-name="T3">him.</text:span> <text:span text:style-name="T3">Joe</text:span> <text:span text:style-name="T3">needs</text:span> <text:span text:style-name="T3">to</text:span> <text:span text:style-name="T3">learn</text:span> <text:span text:style-name="T3">to</text:span> <text:span text:style-name="T3">pass</text:span></text:p>
      <text:p text:style-name="P6"><text:span text:style-name="T3"/></text:p>
      <text:p text:style-name="P6"><text:span text:style-name="T3"/></text:p>
      <text:p text:style-name="P6"><text:span text:style-name="T3"/></text:p>
      <text:p text:style-name="P6"><text:span text:style-name="T3"/></text:p>
      <text:p text:style-name="P6"><text:span text:style-name="T3">Explain a complex topic or concept to a fifth grader with real life example using a language a fifth grader would understand. """" Q:what is algorithm A: "Algorithm is a step by step procedure to solve a problem. For example, if you want to find out the area of a rectangle, you have to follow these steps: 1. Find out the length and breadth of the rectangle. 2. Multiply the length and breadth. 3. Find out the area. 4. Subtract the area of the rectangle from the area of the square. 5. Divide the area of the square by 2. The area of the rectangle is the answer." -A fifth grader Q:what is a programming language? A:</text:span></text:p>
      <text:p text:style-name="P6"><text:span text:style-name="T3"/></text:p>
      <text:p text:style-name="P6"><text:span text:style-name="T3"/></text:p>
      <text:p text:style-name="P6"><text:span text:style-name="T3"/></text:p>
      <text:p text:style-name="P6"><text:span text:style-name="T3"/></text:p>
      <text:p text:style-name="P6"><text:span text:style-name="T3">Explain a complex topic or concept to a fifth grader with real life example using a language a fifth grader would understand. """" Q:what is algorithm A:"Algorithm is a step by step procedure to solve a problem. For example, if you want to find out the area of a rectangle, you have to follow these steps: 1. Find out the length and breadth of the rectangle. 2. Multiply the length and breadth. 3. Find out the area. 4. Subtract the area of the rectangle from the area of the square. 5. Divide the area of the square by 2. The area of the rectangle is the answer." Q:explain data structure A:"Data structure is a way to organize data in a computer. It is a way to keep track of the data and the relationship among data. Data structure is also known as the way to store data. For example: 1. A book is a data structure. The book consists of pages and each page consists of words. 2. A dictionary is also a data structure. The dictionary consists of words and each word consists of letters. 3. A computer file is a data structure. The computer file consists of lines and each line consists of words." Q:Quantum mechanics A:"Quantum mechanics is a branch of physics that explains the behaviour of matter and energy at the atomic and subatomic levels. Quantum mechanics is used to describe the behaviour of matter and energy on the scale of atoms and subatomic particles. For example: </text:span><text:soft-page-break/><text:span text:style-name="T3">1. Quantum mechanics is used to explain the behaviour of electrons in atoms and molecules. 2. Quantum mechanics is used to explain the behaviour of light. 3. Quantum mechanics is used to explain the behaviour of matter at extremely high temperatures." Q:arrow function A:An arrow function is a JavaScript function that has a shorter syntax compared to a normal function. Arrow functions are also called lambda expressions or lambda functions. For example: 1. To define an arrow function, you can use the =&gt; symbol followed by a function body. The arrow function can have a parameter list. 2. To invoke an arrow function, you can use the =&gt; symbol followed by an expression. For example: 1. function (x) { 2. return x * 2; 3. } 4. var square = x =&gt; x * x; 5. square(3); 6. // 9 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7T14:16:42.672770098</meta:creation-date>
    <meta:editing-duration>PT12M31S</meta:editing-duration>
    <meta:editing-cycles>3</meta:editing-cycles>
    <meta:generator>LibreOffice/6.0.7.3$Linux_X86_64 LibreOffice_project/00m0$Build-3</meta:generator>
    <dc:date>2020-08-17T20:00:31.076416422</dc:date>
    <meta:document-statistic meta:table-count="0" meta:image-count="0" meta:object-count="0" meta:page-count="3" meta:paragraph-count="22" meta:word-count="1202" meta:character-count="6497" meta:non-whitespace-character-count="5304"/>
  </office:meta>
</office:document-meta>
</file>